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92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№ варианта</text:p>
          </table:table-cell>
          <table:table-cell/>
          <table:table-cell office:value-type="string" calcext:value-type="string">
            <text:p>Необходимое количество</text:p>
          </table:table-cell>
          <table:table-cell office:value-type="string" calcext:value-type="string">
            <text:p>Количество в партии</text:p>
          </table:table-cell>
          <table:table-cell office:value-type="string" calcext:value-type="string">
            <text:p>Цен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FT LCD S6D0129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7" calcext:value-type="float">
            <text:p>1,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GB 5050 LED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 encode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.08" calcext:value-type="float">
            <text:p>5,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варц 8 мГц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.75" calcext:value-type="float">
            <text:p>2,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Транзистор DDTC14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усилитель PAM840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зарядник TP405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Разъем 3,5 pj320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Разъем 3,5 3 контакта (любой)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17" calcext:value-type="float">
            <text:p>1,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ro usb cab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наушники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.7" calcext:value-type="float">
            <text:p>6,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Разъем 3,5 4 контакта (папа)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.25" calcext:value-type="float">
            <text:p>5,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M32F103RCT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ro usb connector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S1117 3,3V 10pc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ккумулятор 380 мАч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.4" calcext:value-type="float">
            <text:p>16,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чки x-ma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.15" calcext:value-type="float">
            <text:p>16,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SUM([.E3:.E20])" office:value-type="float" office:value="94.53" calcext:value-type="float">
            <text:p>94,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0.00.0000</text:date>, <text:time style:data-style-name="N2" text:time-value="14:14:37.09788745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0:38:13.021857109</meta:creation-date>
    <dc:date>2016-01-22T18:24:56.197519938</dc:date>
    <meta:editing-duration>PT3H51M7S</meta:editing-duration>
    <meta:editing-cycles>3</meta:editing-cycles>
    <meta:generator>LibreOffice/4.3.3.2$Linux_X86_64 LibreOffice_project/430m0$Build-2</meta:generator>
    <meta:document-statistic meta:table-count="1" meta:cell-count="91" meta:object-count="0"/>
  </office:meta>
</office:document-meta>
</file>